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c0d62" officeooo:paragraph-rsid="001c0d62"/>
    </style:style>
    <style:style style:name="P2" style:family="paragraph" style:parent-style-name="Title">
      <style:text-properties officeooo:rsid="001c0d62" officeooo:paragraph-rsid="001c0d62"/>
    </style:style>
    <style:style style:name="P3" style:family="paragraph" style:parent-style-name="Text_20_body">
      <style:paragraph-properties style:writing-mode="lr-tb"/>
      <style:text-properties style:font-name="Mono"/>
    </style:style>
    <style:style style:name="P4" style:family="paragraph" style:parent-style-name="Heading_20_1">
      <style:text-properties officeooo:paragraph-rsid="001e4aa4"/>
    </style:style>
    <style:style style:name="P5" style:family="paragraph" style:parent-style-name="Text_20_body" style:list-style-name="L1">
      <style:text-properties officeooo:rsid="0023bf31" officeooo:paragraph-rsid="0023bf31"/>
    </style:style>
    <style:style style:name="P6" style:family="paragraph" style:parent-style-name="Text_20_body" style:list-style-name="L1">
      <style:text-properties officeooo:rsid="0023bf31" officeooo:paragraph-rsid="0026cb8c"/>
    </style:style>
    <style:style style:name="P7" style:family="paragraph" style:parent-style-name="Text_20_body" style:list-style-name="L1">
      <style:text-properties officeooo:rsid="0026cb8c" officeooo:paragraph-rsid="0026cb8c"/>
    </style:style>
    <style:style style:name="P8" style:family="paragraph" style:parent-style-name="Text_20_body" style:list-style-name="L1">
      <style:text-properties officeooo:rsid="0023fd5b" officeooo:paragraph-rsid="0023fd5b"/>
    </style:style>
    <style:style style:name="P9" style:family="paragraph" style:parent-style-name="Text_20_body">
      <style:text-properties fo:font-weight="normal" officeooo:rsid="0026cc52" officeooo:paragraph-rsid="001e4aa4" style:font-weight-asian="normal" style:font-weight-complex="normal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>
      <style:text-properties officeooo:paragraph-rsid="001e4aa4"/>
    </style:style>
    <style:style style:name="P13" style:family="paragraph" style:parent-style-name="Text_20_body" style:list-style-name="L7">
      <style:text-properties officeooo:paragraph-rsid="00281760"/>
    </style:style>
    <style:style style:name="P14" style:family="paragraph" style:parent-style-name="Text_20_body" style:list-style-name="L8">
      <style:text-properties style:font-name="Liberation Serif" officeooo:rsid="002ac20a" officeooo:paragraph-rsid="002ac20a"/>
    </style:style>
    <style:style style:name="P15" style:family="paragraph" style:parent-style-name="Text_20_body" style:list-style-name="L2">
      <style:paragraph-properties style:writing-mode="lr-tb"/>
      <style:text-properties fo:font-weight="normal" officeooo:rsid="0026cc52" officeooo:paragraph-rsid="0026cc52" style:font-weight-asian="normal" style:font-weight-complex="normal"/>
    </style:style>
    <style:style style:name="P16" style:family="paragraph" style:parent-style-name="Text_20_body">
      <style:paragraph-properties style:writing-mode="lr-tb"/>
      <style:text-properties style:font-name="Mono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style:font-name="Mono" officeooo:rsid="00281760" officeooo:paragraph-rsid="00281760"/>
    </style:style>
    <style:style style:name="T1" style:family="text">
      <style:text-properties officeooo:rsid="001e4aa4"/>
    </style:style>
    <style:style style:name="T2" style:family="text">
      <style:text-properties officeooo:rsid="00264167"/>
    </style:style>
    <style:style style:name="T3" style:family="text">
      <style:text-properties officeooo:rsid="0026cb8c"/>
    </style:style>
    <style:style style:name="T4" style:family="text">
      <style:text-properties officeooo:rsid="0029ba0a"/>
    </style:style>
    <style:style style:name="T5" style:family="text">
      <style:text-properties fo:font-weight="normal" officeooo:rsid="0026cc52" style:font-weight-asian="normal" style:font-weight-complex="normal"/>
    </style:style>
    <style:style style:name="T6" style:family="text">
      <style:text-properties officeooo:rsid="002817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fe GC</text:p>
      <text:p text:style-name="P1">Manavjeet Singh</text:p>
      <text:p text:style-name="P1">2018295</text:p>
      <text:h text:style-name="P4" text:outline-level="1">How did you find the object header corresponding to a heap address (including big allocations)?</text:h>
      <text:list xml:id="list1734668871" text:style-name="L1">
        <text:list-item>
          <text:p text:style-name="P5">First <text:span text:style-name="T2">c</text:span>heck if the address lies in the heap segment</text:p>
        </text:list-item>
        <text:list-item>
          <text:p text:style-name="P7">Using segment, check if BigAlloc is 1 or 0, for big allocations and small allocations respectively.</text:p>
        </text:list-item>
        <text:list-item>
          <text:p text:style-name="P7">For Small Allocations:</text:p>
          <text:list>
            <text:list-item>
              <text:p text:style-name="P5">Calculate starting of the page in which the heap address lies</text:p>
            </text:list-item>
            <text:list-item>
              <text:p text:style-name="P6">Traverse all the objects present on the page and until an object is found whose base_address<text:span text:style-name="T3">+</text:span>OBJ_HEADER_SIZE <text:span text:style-name="T3">is less or equal to the</text:span> Heap_address and base_address+size_of_objec<text:span text:style-name="T3">t</text:span>&gt; Heap_address</text:p>
            </text:list-item>
            <text:list-item>
              <text:p text:style-name="P8">If the above condition is true then base_addr is the required Object header.</text:p>
            </text:list-item>
          </text:list>
        </text:list-item>
        <text:list-item>
          <text:p text:style-name="P7">For Big Allocations</text:p>
          <text:list>
            <text:list-item>
              <text:p text:style-name="P7">Calculate current page using the given heap address</text:p>
            </text:list-item>
            <text:list-item>
              <text:p text:style-name="P7">While free space in current_page (check from metadata) is not equal to 1, current_page-=PAGE_SIZE </text:p>
            </text:list-item>
            <text:list-item>
              <text:p text:style-name="P7">When such page is found, return the address.</text:p>
            </text:list-item>
          </text:list>
        </text:list-item>
      </text:list>
      <text:h text:style-name="Heading_20_1" text:outline-level="1">Discuss your implementation of sweep.</text:h>
      <text:list xml:id="list119011008" text:style-name="L6">
        <text:list-item>
          <text:p text:style-name="P12"><text:span text:style-name="T5">Traversing in segment list, and for each segment:</text:span></text:p>
        </text:list-item>
      </text:list>
      <text:list xml:id="list1376632115" text:style-name="L4">
        <text:list-item>
          <text:list>
            <text:list-item>
              <text:p text:style-name="P17">get data pointers and alloc pointers of the segment</text:p>
            </text:list-item>
            <text:list-item>
              <text:p text:style-name="P17">create a pointer named temp of type ObjHeader, pointing to the data pointer</text:p>
            </text:list-item>
            <text:list-item>
              <text:p text:style-name="P17">check from metadata of the current page has free space less than PAGE_SIZE, if not, increment temp to next page and repeat this step.</text:p>
            </text:list-item>
            <text:list-item>
              <text:p text:style-name="P17">free the temp object, if Status is not free and not marked.</text:p>
            </text:list-item>
            <text:list-item>
              <text:p text:style-name="P17">Increment temp pointer to point memory location temp-&gt;Size ahead.</text:p>
            </text:list-item>
            <text:list-item>
              <text:p text:style-name="P10">if the temp is less than alloc pointer then go to step3</text:p>
            </text:list-item>
          </text:list>
        </text:list-item>
      </text:list>
      <text:list xml:id="list646923483" text:style-name="L5">
        <text:list-item>
          <text:p text:style-name="P11">Unmark all the objects of the Scanner list.</text:p>
        </text:list-item>
      </text:list>
      <text:p text:style-name="P9"/>
      <text:h text:style-name="Heading_20_1" text:outline-level="1"><text:soft-page-break/>Did you add any new “struct”</text:h>
      <text:list xml:id="list2328987969" text:style-name="L7">
        <text:list-item>
          <text:p text:style-name="P13"><text:span text:style-name="T6">Added new </text:span><text:span text:style-name="T4">linked list</text:span><text:span text:style-name="T6"> structure for scanner list.</text:span></text:p>
        </text:list-item>
      </text:list>
      <text:p text:style-name="P18">typedef struct Scanner</text:p>
      <text:p text:style-name="P18">{</text:p>
      <text:p text:style-name="P18"><text:tab/>ObjHeader* addr;</text:p>
      <text:p text:style-name="P18"><text:tab/>struct Scanner *next;</text:p>
      <text:p text:style-name="P18">} ScannerList;</text:p>
      <text:p text:style-name="P18"/>
      <text:p text:style-name="P18">ScannerList *scannerlist_start;</text:p>
      <text:p text:style-name="P18">ScannerList *scannerlist_end;</text:p>
      <text:list xml:id="list1060774738" text:style-name="L8">
        <text:list-item>
          <text:p text:style-name="P14">I also added a constant INLIST to mark if a Object is added to scanner list in object header itself.</text:p>
        </text:list-item>
      </text:list>
      <text:h text:style-name="Heading_20_1" text:outline-level="1">The output of “make run”</text:h>
      <text:p text:style-name="P3">/usr/bin/time -v ./random</text:p>
      <text:p text:style-name="P3">total edges:4222800</text:p>
      <text:p text:style-name="P3">Num Bytes Allocated: 476000016</text:p>
      <text:p text:style-name="P3">Num Bytes Freed: 425764944</text:p>
      <text:p text:style-name="P3">Num GC Triggered: 14</text:p>
      <text:p text:style-name="P3">printing stats after final GC</text:p>
      <text:p text:style-name="P3">Num Bytes Allocated: 476000016</text:p>
      <text:p text:style-name="P3">Num Bytes Freed: 475200000</text:p>
      <text:p text:style-name="P3">Num GC Triggered: 15</text:p>
      <text:p text:style-name="P3"><text:tab/>Command being timed: "./random"</text:p>
      <text:p text:style-name="P3"><text:tab/>User time (seconds): 12.92</text:p>
      <text:p text:style-name="P3"><text:tab/>System time (seconds): 0.49</text:p>
      <text:p text:style-name="P3"><text:tab/>Percent of CPU this job got: 100%</text:p>
      <text:p text:style-name="P3"><text:tab/>Elapsed (wall clock) time (h:mm:ss or m:ss): 0:13.42</text:p>
      <text:p text:style-name="P3"><text:tab/>Average shared text size (kbytes): 0</text:p>
      <text:p text:style-name="P3"><text:tab/>Average unshared data size (kbytes): 0</text:p>
      <text:p text:style-name="P3"><text:soft-page-break/><text:tab/>Average stack size (kbytes): 0</text:p>
      <text:p text:style-name="P3"><text:tab/>Average total size (kbytes): 0</text:p>
      <text:p text:style-name="P3"><text:tab/>Maximum resident set size (kbytes): 187220</text:p>
      <text:p text:style-name="P3"><text:tab/>Average resident set size (kbytes): 0</text:p>
      <text:p text:style-name="P3"><text:tab/>Major (requiring I/O) page faults: 0</text:p>
      <text:p text:style-name="P3"><text:tab/>Minor (reclaiming a frame) page faults: 128764</text:p>
      <text:p text:style-name="P3"><text:tab/>Voluntary context switches: 1</text:p>
      <text:p text:style-name="P3"><text:tab/>Involuntary context switches: 68</text:p>
      <text:p text:style-name="P3"><text:tab/>Swaps: 0</text:p>
      <text:p text:style-name="P3"><text:tab/>File system inputs: 0</text:p>
      <text:p text:style-name="P3"><text:tab/>File system outputs: 0</text:p>
      <text:p text:style-name="P3"><text:tab/>Socket messages sent: 0</text:p>
      <text:p text:style-name="P3"><text:tab/>Socket messages received: 0</text:p>
      <text:p text:style-name="P3"><text:tab/>Signals delivered: 0</text:p>
      <text:p text:style-name="P3"><text:tab/>Page size (bytes): 4096</text:p>
      <text:p text:style-name="P3"><text:tab/>Exit status: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5:22:59.153567518</meta:creation-date>
    <dc:date>2020-06-08T23:28:15.787154176</dc:date>
    <meta:editing-duration>PT42M6S</meta:editing-duration>
    <meta:editing-cycles>12</meta:editing-cycles>
    <meta:generator>LibreOffice/6.4.3.2$Linux_X86_64 LibreOffice_project/40$Build-2</meta:generator>
    <meta:document-statistic meta:table-count="0" meta:image-count="0" meta:object-count="0" meta:page-count="3" meta:paragraph-count="66" meta:word-count="450" meta:character-count="2697" meta:non-whitespace-character-count="2307"/>
  </office:meta>
</office:document-meta>
</file>